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667in" table:align="margins" style:shadow="none"/>
    </style:style>
    <style:style style:name="Table2.A" style:family="table-column">
      <style:table-column-properties style:column-width="3.3667in" style:rel-column-width="65535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9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4" style:family="paragraph" style:parent-style-name="Table_20_Contents">
      <style:text-properties officeooo:rsid="0c13ff25" officeooo:paragraph-rsid="0c13ff25"/>
    </style:style>
    <style:style style:name="P15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6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8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dbc5ac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d501ec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832fd6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c32d6e" style:font-size-asian="8pt" style:font-weight-asian="bold" style:font-size-complex="8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50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51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2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3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5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6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7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58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9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61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62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4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5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7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8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9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70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71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72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3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7" style:family="paragraph" style:parent-style-name="Standard">
      <style:text-properties officeooo:rsid="06d76c3a" officeooo:paragraph-rsid="0ab5e2b8"/>
    </style:style>
    <style:style style:name="P78" style:family="paragraph" style:parent-style-name="Standard">
      <style:text-properties officeooo:rsid="06d76c3a" officeooo:paragraph-rsid="0c9fa098"/>
    </style:style>
    <style:style style:name="P79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paragraph-rsid="0c13ff25"/>
    </style:style>
    <style:style style:name="P81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c32d6e" style:font-size-asian="8pt" style:font-weight-asian="bold" style:font-size-complex="8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b949266" style:font-size-asian="8pt" style:font-weight-asian="bold" style:font-size-complex="8pt" style:font-weight-complex="bold"/>
    </style:style>
    <style:style style:name="P88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7a31ad" style:font-weight-asian="normal" style:font-weight-complex="normal"/>
    </style:style>
    <style:style style:name="T7" style:family="text">
      <style:text-properties fo:font-weight="normal" officeooo:rsid="027c085d" style:font-weight-asian="normal" style:font-weight-complex="normal"/>
    </style:style>
    <style:style style:name="T8" style:family="text">
      <style:text-properties fo:font-weight="normal" officeooo:rsid="0278b763" style:font-weight-asian="normal" style:font-weight-complex="normal"/>
    </style:style>
    <style:style style:name="T9" style:family="text">
      <style:text-properties fo:font-weight="normal" officeooo:rsid="02c417ad" style:font-weight-asian="normal" style:font-weight-complex="normal"/>
    </style:style>
    <style:style style:name="T10" style:family="text">
      <style:text-properties fo:font-weight="normal" officeooo:rsid="027a1814" style:font-weight-asian="normal" style:font-weight-complex="normal"/>
    </style:style>
    <style:style style:name="T11" style:family="text">
      <style:text-properties fo:font-weight="normal" officeooo:rsid="028c29cb" style:font-weight-asian="normal" style:font-weight-complex="normal"/>
    </style:style>
    <style:style style:name="T12" style:family="text">
      <style:text-properties fo:font-weight="normal" officeooo:rsid="0317d397" style:font-weight-asian="normal" style:font-weight-complex="normal"/>
    </style:style>
    <style:style style:name="T13" style:family="text">
      <style:text-properties fo:font-weight="normal" officeooo:rsid="03fa0180" style:font-weight-asian="normal" style:font-weight-complex="normal"/>
    </style:style>
    <style:style style:name="T14" style:family="text">
      <style:text-properties fo:font-weight="normal" officeooo:rsid="028a678f" style:font-weight-asian="normal" style:font-weight-complex="normal"/>
    </style:style>
    <style:style style:name="T15" style:family="text">
      <style:text-properties fo:font-weight="normal" officeooo:rsid="028aaa5c" style:font-weight-asian="normal" style:font-weight-complex="normal"/>
    </style:style>
    <style:style style:name="T16" style:family="text">
      <style:text-properties fo:font-weight="normal" officeooo:rsid="027dfbc3" style:font-weight-asian="normal" style:font-weight-complex="normal"/>
    </style:style>
    <style:style style:name="T17" style:family="text">
      <style:text-properties fo:font-weight="normal" officeooo:rsid="0280e20c" style:font-weight-asian="normal" style:font-weight-complex="normal"/>
    </style:style>
    <style:style style:name="T18" style:family="text">
      <style:text-properties fo:font-weight="normal" officeooo:rsid="05452289" style:font-weight-asian="normal" style:font-weight-complex="normal"/>
    </style:style>
    <style:style style:name="T19" style:family="text">
      <style:text-properties fo:font-weight="normal" officeooo:rsid="05486375" style:font-weight-asian="normal" style:font-weight-complex="normal"/>
    </style:style>
    <style:style style:name="T20" style:family="text">
      <style:text-properties fo:font-weight="normal" officeooo:rsid="0699c527" style:font-weight-asian="normal" style:font-weight-complex="normal"/>
    </style:style>
    <style:style style:name="T21" style:family="text">
      <style:text-properties fo:font-weight="normal" officeooo:rsid="069a0868" style:font-weight-asian="normal" style:font-weight-complex="normal"/>
    </style:style>
    <style:style style:name="T22" style:family="text">
      <style:text-properties fo:font-weight="normal" officeooo:rsid="06de3436" style:font-weight-asian="normal" style:font-weight-complex="normal"/>
    </style:style>
    <style:style style:name="T23" style:family="text">
      <style:text-properties fo:font-weight="normal" officeooo:rsid="06f66ded" style:font-weight-asian="normal" style:font-weight-complex="normal"/>
    </style:style>
    <style:style style:name="T24" style:family="text">
      <style:text-properties fo:font-weight="normal" officeooo:rsid="0707c051" style:font-weight-asian="normal" style:font-weight-complex="normal"/>
    </style:style>
    <style:style style:name="T25" style:family="text">
      <style:text-properties fo:font-weight="normal" officeooo:rsid="0733225e" style:font-weight-asian="normal" style:font-weight-complex="normal"/>
    </style:style>
    <style:style style:name="T26" style:family="text">
      <style:text-properties fo:font-weight="normal" officeooo:rsid="075aa9fe" style:font-weight-asian="normal" style:font-weight-complex="normal"/>
    </style:style>
    <style:style style:name="T27" style:family="text">
      <style:text-properties fo:font-weight="normal" officeooo:rsid="077070cb" style:font-weight-asian="normal" style:font-weight-complex="normal"/>
    </style:style>
    <style:style style:name="T28" style:family="text">
      <style:text-properties fo:font-weight="normal" officeooo:rsid="07fa9853" style:font-weight-asian="normal" style:font-weight-complex="normal"/>
    </style:style>
    <style:style style:name="T29" style:family="text">
      <style:text-properties fo:font-weight="normal" officeooo:rsid="07fceba0" style:font-weight-asian="normal" style:font-weight-complex="normal"/>
    </style:style>
    <style:style style:name="T30" style:family="text">
      <style:text-properties fo:font-weight="normal" officeooo:rsid="0824da02" style:font-weight-asian="normal" style:font-weight-complex="normal"/>
    </style:style>
    <style:style style:name="T31" style:family="text">
      <style:text-properties fo:font-weight="normal" officeooo:rsid="0953ec25" style:font-weight-asian="normal" style:font-weight-complex="normal"/>
    </style:style>
    <style:style style:name="T32" style:family="text">
      <style:text-properties fo:font-weight="normal" officeooo:rsid="0997e212" style:font-weight-asian="normal" style:font-weight-complex="normal"/>
    </style:style>
    <style:style style:name="T33" style:family="text">
      <style:text-properties fo:font-weight="normal" officeooo:rsid="099c19a4" style:font-weight-asian="normal" style:font-weight-complex="normal"/>
    </style:style>
    <style:style style:name="T34" style:family="text">
      <style:text-properties fo:font-weight="normal" officeooo:rsid="09cafdb9" style:font-weight-asian="normal" style:font-weight-complex="normal"/>
    </style:style>
    <style:style style:name="T35" style:family="text">
      <style:text-properties fo:font-weight="normal" officeooo:rsid="0aba5f19" style:font-weight-asian="normal" style:font-weight-complex="normal"/>
    </style:style>
    <style:style style:name="T36" style:family="text">
      <style:text-properties fo:font-weight="normal" officeooo:rsid="06d76c3a" style:font-weight-asian="normal" style:font-weight-complex="normal"/>
    </style:style>
    <style:style style:name="T37" style:family="text">
      <style:text-properties fo:font-weight="normal" officeooo:rsid="0abf804a" style:font-weight-asian="normal" style:font-weight-complex="normal"/>
    </style:style>
    <style:style style:name="T38" style:family="text">
      <style:text-properties fo:font-weight="normal" officeooo:rsid="0ade38ed" style:font-weight-asian="normal" style:font-weight-complex="normal"/>
    </style:style>
    <style:style style:name="T39" style:family="text">
      <style:text-properties fo:font-weight="normal" officeooo:rsid="0ae38167" style:font-weight-asian="normal" style:font-weight-complex="normal"/>
    </style:style>
    <style:style style:name="T40" style:family="text">
      <style:text-properties fo:font-weight="normal" officeooo:rsid="0ae42245" style:font-weight-asian="normal" style:font-weight-complex="normal"/>
    </style:style>
    <style:style style:name="T41" style:family="text">
      <style:text-properties fo:font-weight="normal" officeooo:rsid="0b4e566e" style:font-weight-asian="normal" style:font-weight-complex="normal"/>
    </style:style>
    <style:style style:name="T42" style:family="text">
      <style:text-properties fo:font-weight="normal" officeooo:rsid="078a4f7f" style:font-weight-asian="normal" style:font-weight-complex="normal"/>
    </style:style>
    <style:style style:name="T43" style:family="text">
      <style:text-properties fo:font-weight="normal" officeooo:rsid="09376041" style:font-weight-asian="normal" style:font-weight-complex="normal"/>
    </style:style>
    <style:style style:name="T44" style:family="text">
      <style:text-properties fo:font-weight="normal" officeooo:rsid="076cbfaa" style:font-weight-asian="normal" style:font-weight-complex="normal"/>
    </style:style>
    <style:style style:name="T45" style:family="text">
      <style:text-properties fo:font-weight="normal" officeooo:rsid="0771f9c5" style:font-weight-asian="normal" style:font-weight-complex="normal"/>
    </style:style>
    <style:style style:name="T46" style:family="text">
      <style:text-properties fo:font-weight="normal" officeooo:rsid="082aad2e" style:font-weight-asian="normal" style:font-weight-complex="normal"/>
    </style:style>
    <style:style style:name="T47" style:family="text">
      <style:text-properties fo:font-weight="normal" officeooo:rsid="0b51e14d" style:font-weight-asian="normal" style:font-weight-complex="normal"/>
    </style:style>
    <style:style style:name="T48" style:family="text">
      <style:text-properties fo:font-weight="normal" officeooo:rsid="0b50ebe3" style:font-weight-asian="normal" style:font-weight-complex="normal"/>
    </style:style>
    <style:style style:name="T49" style:family="text">
      <style:text-properties fo:font-weight="normal" officeooo:rsid="0b8a45cf" style:font-weight-asian="normal" style:font-weight-complex="normal"/>
    </style:style>
    <style:style style:name="T50" style:family="text">
      <style:text-properties fo:font-weight="normal" officeooo:rsid="0b8beb29" style:font-weight-asian="normal" style:font-weight-complex="normal"/>
    </style:style>
    <style:style style:name="T51" style:family="text">
      <style:text-properties fo:font-weight="normal" officeooo:rsid="0b8cd074" style:font-weight-asian="normal" style:font-weight-complex="normal"/>
    </style:style>
    <style:style style:name="T52" style:family="text">
      <style:text-properties fo:font-weight="normal" officeooo:rsid="0b8e806c" style:font-weight-asian="normal" style:font-weight-complex="normal"/>
    </style:style>
    <style:style style:name="T53" style:family="text">
      <style:text-properties fo:font-weight="normal" officeooo:rsid="0b8f9dca" style:font-weight-asian="normal" style:font-weight-complex="normal"/>
    </style:style>
    <style:style style:name="T54" style:family="text">
      <style:text-properties fo:font-weight="normal" officeooo:rsid="0b91232f" style:font-weight-asian="normal" style:font-weight-complex="normal"/>
    </style:style>
    <style:style style:name="T55" style:family="text">
      <style:text-properties fo:font-weight="normal" officeooo:rsid="0b931332" style:font-weight-asian="normal" style:font-weight-complex="normal"/>
    </style:style>
    <style:style style:name="T56" style:family="text">
      <style:text-properties fo:font-weight="normal" officeooo:rsid="0b9a03c2" style:font-weight-asian="normal" style:font-weight-complex="normal"/>
    </style:style>
    <style:style style:name="T57" style:family="text">
      <style:text-properties fo:font-weight="normal" officeooo:rsid="0b9b04cb" style:font-weight-asian="normal" style:font-weight-complex="normal"/>
    </style:style>
    <style:style style:name="T58" style:family="text">
      <style:text-properties fo:font-weight="normal" officeooo:rsid="0bc23b67" style:font-weight-asian="normal" style:font-weight-complex="normal"/>
    </style:style>
    <style:style style:name="T59" style:family="text">
      <style:text-properties fo:font-weight="normal" officeooo:rsid="0bd01819" style:font-weight-asian="normal" style:font-weight-complex="normal"/>
    </style:style>
    <style:style style:name="T60" style:family="text">
      <style:text-properties fo:font-weight="normal" officeooo:rsid="0bdf40ac" style:font-weight-asian="normal" style:font-weight-complex="normal"/>
    </style:style>
    <style:style style:name="T61" style:family="text">
      <style:text-properties fo:font-weight="normal" officeooo:rsid="0be5537d" style:font-weight-asian="normal" style:font-weight-complex="normal"/>
    </style:style>
    <style:style style:name="T62" style:family="text">
      <style:text-properties fo:font-weight="normal" officeooo:rsid="0be6da61" style:font-weight-asian="normal" style:font-weight-complex="normal"/>
    </style:style>
    <style:style style:name="T63" style:family="text">
      <style:text-properties fo:font-weight="normal" officeooo:rsid="098819c9" style:font-weight-asian="normal" style:font-weight-complex="normal"/>
    </style:style>
    <style:style style:name="T64" style:family="text">
      <style:text-properties fo:font-weight="normal" officeooo:rsid="08235ec5" style:font-weight-asian="normal" style:font-weight-complex="normal"/>
    </style:style>
    <style:style style:name="T65" style:family="text">
      <style:text-properties fo:font-weight="normal" officeooo:rsid="0be9f343" style:font-weight-asian="normal" style:font-weight-complex="normal"/>
    </style:style>
    <style:style style:name="T66" style:family="text">
      <style:text-properties fo:font-weight="normal" officeooo:rsid="0beb0271" style:font-weight-asian="normal" style:font-weight-complex="normal"/>
    </style:style>
    <style:style style:name="T67" style:family="text">
      <style:text-properties fo:font-weight="normal" officeooo:rsid="0bec1481" style:font-weight-asian="normal" style:font-weight-complex="normal"/>
    </style:style>
    <style:style style:name="T68" style:family="text">
      <style:text-properties fo:font-weight="normal" officeooo:rsid="0bec65be" style:font-weight-asian="normal" style:font-weight-complex="normal"/>
    </style:style>
    <style:style style:name="T69" style:family="text">
      <style:text-properties fo:font-weight="normal" officeooo:rsid="0bed82a4" style:font-weight-asian="normal" style:font-weight-complex="normal"/>
    </style:style>
    <style:style style:name="T70" style:family="text">
      <style:text-properties fo:font-weight="normal" officeooo:rsid="0c0a21c0" style:font-weight-asian="normal" style:font-weight-complex="normal"/>
    </style:style>
    <style:style style:name="T71" style:family="text">
      <style:text-properties fo:font-weight="normal" officeooo:rsid="0c0b8020" style:font-weight-asian="normal" style:font-weight-complex="normal"/>
    </style:style>
    <style:style style:name="T72" style:family="text">
      <style:text-properties fo:font-weight="normal" officeooo:rsid="0c0e8d81" style:font-weight-asian="normal" style:font-weight-complex="normal"/>
    </style:style>
    <style:style style:name="T73" style:family="text">
      <style:text-properties fo:font-weight="normal" officeooo:rsid="0c101487" style:font-weight-asian="normal" style:font-weight-complex="normal"/>
    </style:style>
    <style:style style:name="T74" style:family="text">
      <style:text-properties fo:font-weight="normal" officeooo:rsid="0c24bbcc" style:font-weight-asian="normal" style:font-weight-complex="normal"/>
    </style:style>
    <style:style style:name="T75" style:family="text">
      <style:text-properties fo:font-weight="normal" officeooo:rsid="0c250b37" style:font-weight-asian="normal" style:font-weight-complex="normal"/>
    </style:style>
    <style:style style:name="T76" style:family="text">
      <style:text-properties fo:font-weight="normal" officeooo:rsid="0c2816d0" style:font-weight-asian="normal" style:font-weight-complex="normal"/>
    </style:style>
    <style:style style:name="T77" style:family="text">
      <style:text-properties fo:font-weight="normal" officeooo:rsid="0c2b2a4e" style:font-weight-asian="normal" style:font-weight-complex="normal"/>
    </style:style>
    <style:style style:name="T78" style:family="text">
      <style:text-properties fo:font-weight="normal" officeooo:rsid="0c2e507e" style:font-weight-asian="normal" style:font-weight-complex="normal"/>
    </style:style>
    <style:style style:name="T79" style:family="text">
      <style:text-properties fo:font-weight="normal" officeooo:rsid="0c4beff9" style:font-weight-asian="normal" style:font-weight-complex="normal"/>
    </style:style>
    <style:style style:name="T80" style:family="text">
      <style:text-properties fo:font-weight="normal" officeooo:rsid="0c4cbfdf" style:font-weight-asian="normal" style:font-weight-complex="normal"/>
    </style:style>
    <style:style style:name="T81" style:family="text">
      <style:text-properties fo:font-weight="normal" officeooo:rsid="0c4e29e2" style:font-weight-asian="normal" style:font-weight-complex="normal"/>
    </style:style>
    <style:style style:name="T82" style:family="text">
      <style:text-properties fo:font-weight="normal" officeooo:rsid="0c4f07c7" style:font-weight-asian="normal" style:font-weight-complex="normal"/>
    </style:style>
    <style:style style:name="T83" style:family="text">
      <style:text-properties fo:font-weight="normal" officeooo:rsid="0c51f4f3" style:font-weight-asian="normal" style:font-weight-complex="normal"/>
    </style:style>
    <style:style style:name="T84" style:family="text">
      <style:text-properties fo:font-weight="normal" officeooo:rsid="0c5b8245" style:font-weight-asian="normal" style:font-weight-complex="normal"/>
    </style:style>
    <style:style style:name="T85" style:family="text">
      <style:text-properties fo:font-weight="normal" officeooo:rsid="0c69eaea" style:font-weight-asian="normal" style:font-weight-complex="normal"/>
    </style:style>
    <style:style style:name="T86" style:family="text">
      <style:text-properties fo:font-weight="normal" officeooo:rsid="0c6ab1e0" style:font-weight-asian="normal" style:font-weight-complex="normal"/>
    </style:style>
    <style:style style:name="T87" style:family="text">
      <style:text-properties fo:font-weight="normal" officeooo:rsid="0c7d7b21" style:font-weight-asian="normal" style:font-weight-complex="normal"/>
    </style:style>
    <style:style style:name="T88" style:family="text">
      <style:text-properties fo:font-weight="normal" officeooo:rsid="0c7e4450" style:font-weight-asian="normal" style:font-weight-complex="normal"/>
    </style:style>
    <style:style style:name="T89" style:family="text">
      <style:text-properties fo:font-weight="normal" officeooo:rsid="0c8bb460" style:font-weight-asian="normal" style:font-weight-complex="normal"/>
    </style:style>
    <style:style style:name="T90" style:family="text">
      <style:text-properties fo:font-weight="normal" officeooo:rsid="0c8c29bd" style:font-weight-asian="normal" style:font-weight-complex="normal"/>
    </style:style>
    <style:style style:name="T91" style:family="text">
      <style:text-properties fo:font-weight="normal" officeooo:rsid="0c8c29fb" style:font-weight-asian="normal" style:font-weight-complex="normal"/>
    </style:style>
    <style:style style:name="T92" style:family="text">
      <style:text-properties fo:font-weight="normal" officeooo:rsid="0c90a8d3" style:font-weight-asian="normal" style:font-weight-complex="normal"/>
    </style:style>
    <style:style style:name="T93" style:family="text">
      <style:text-properties fo:font-weight="normal" officeooo:rsid="0cbdea33" style:font-weight-asian="normal" style:font-weight-complex="normal"/>
    </style:style>
    <style:style style:name="T94" style:family="text">
      <style:text-properties fo:font-weight="normal" officeooo:rsid="0cbe83bf" style:font-weight-asian="normal" style:font-weight-complex="normal"/>
    </style:style>
    <style:style style:name="T95" style:family="text">
      <style:text-properties fo:font-weight="normal" officeooo:rsid="0cbe8fa9" style:font-weight-asian="normal" style:font-weight-complex="normal"/>
    </style:style>
    <style:style style:name="T96" style:family="text">
      <style:text-properties fo:font-weight="normal" officeooo:rsid="0cd501ec" style:font-weight-asian="normal" style:font-weight-complex="normal"/>
    </style:style>
    <style:style style:name="T97" style:family="text">
      <style:text-properties fo:font-weight="normal" officeooo:rsid="0cd700b9" style:font-weight-asian="normal" style:font-weight-complex="normal"/>
    </style:style>
    <style:style style:name="T98" style:family="text">
      <style:text-properties fo:font-weight="normal" officeooo:rsid="0cd8fd1d" style:font-weight-asian="normal" style:font-weight-complex="normal"/>
    </style:style>
    <style:style style:name="T99" style:family="text">
      <style:text-properties fo:font-weight="normal" officeooo:rsid="0cd91049" style:font-weight-asian="normal" style:font-weight-complex="normal"/>
    </style:style>
    <style:style style:name="T100" style:family="text">
      <style:text-properties fo:font-weight="normal" officeooo:rsid="0ce6b0f1" style:font-weight-asian="normal" style:font-weight-complex="normal"/>
    </style:style>
    <style:style style:name="T101" style:family="text">
      <style:text-properties fo:font-weight="normal" officeooo:rsid="0cea11a1" style:font-weight-asian="normal" style:font-weight-complex="normal"/>
    </style:style>
    <style:style style:name="T102" style:family="text">
      <style:text-properties fo:font-weight="normal" officeooo:rsid="0cf18aec" style:font-weight-asian="normal" style:font-weight-complex="normal"/>
    </style:style>
    <style:style style:name="T103" style:family="text">
      <style:text-properties fo:font-weight="normal" officeooo:rsid="0cf33a94" style:font-weight-asian="normal" style:font-weight-complex="normal"/>
    </style:style>
    <style:style style:name="T104" style:family="text">
      <style:text-properties fo:font-weight="normal" officeooo:rsid="0cf58151" style:font-weight-asian="normal" style:font-weight-complex="normal"/>
    </style:style>
    <style:style style:name="T105" style:family="text">
      <style:text-properties fo:font-weight="normal" officeooo:rsid="0cffda93" style:font-weight-asian="normal" style:font-weight-complex="normal"/>
    </style:style>
    <style:style style:name="T106" style:family="text">
      <style:text-properties fo:font-weight="normal" officeooo:rsid="0d001b55" style:font-weight-asian="normal" style:font-weight-complex="normal"/>
    </style:style>
    <style:style style:name="T107" style:family="text">
      <style:text-properties fo:font-weight="normal" officeooo:rsid="0d016f71" style:font-weight-asian="normal" style:font-weight-complex="normal"/>
    </style:style>
    <style:style style:name="T108" style:family="text">
      <style:text-properties fo:font-weight="normal" officeooo:rsid="0d0209d5" style:font-weight-asian="normal" style:font-weight-complex="normal"/>
    </style:style>
    <style:style style:name="T109" style:family="text">
      <style:text-properties fo:font-weight="normal" officeooo:rsid="0d02b9da" style:font-weight-asian="normal" style:font-weight-complex="normal"/>
    </style:style>
    <style:style style:name="T110" style:family="text">
      <style:text-properties fo:font-weight="normal" officeooo:rsid="0d02cda6" style:font-weight-asian="normal" style:font-weight-complex="normal"/>
    </style:style>
    <style:style style:name="T111" style:family="text">
      <style:text-properties fo:font-weight="normal" officeooo:rsid="0d08fd99" style:font-weight-asian="normal" style:font-weight-complex="normal"/>
    </style:style>
    <style:style style:name="T112" style:family="text">
      <style:text-properties fo:font-weight="normal" officeooo:rsid="0d0ae145" style:font-weight-asian="normal" style:font-weight-complex="normal"/>
    </style:style>
    <style:style style:name="T113" style:family="text">
      <style:text-properties fo:font-weight="normal" officeooo:rsid="0d0caeeb" style:font-weight-asian="normal" style:font-weight-complex="normal"/>
    </style:style>
    <style:style style:name="T114" style:family="text">
      <style:text-properties fo:font-weight="normal" officeooo:rsid="0d182812" style:font-weight-asian="normal" style:font-weight-complex="normal"/>
    </style:style>
    <style:style style:name="T115" style:family="text">
      <style:text-properties fo:font-weight="normal" officeooo:rsid="0d1a0d0d" style:font-weight-asian="normal" style:font-weight-complex="normal"/>
    </style:style>
    <style:style style:name="T116" style:family="text">
      <style:text-properties fo:font-weight="normal" officeooo:rsid="0d2a70b8" style:font-weight-asian="normal" style:font-weight-complex="normal"/>
    </style:style>
    <style:style style:name="T117" style:family="text">
      <style:text-properties fo:font-weight="normal" officeooo:rsid="0d30fb35" style:font-weight-asian="normal" style:font-weight-complex="normal"/>
    </style:style>
    <style:style style:name="T118" style:family="text">
      <style:text-properties fo:font-weight="normal" officeooo:rsid="0d31e4e8" style:font-weight-asian="normal" style:font-weight-complex="normal"/>
    </style:style>
    <style:style style:name="T119" style:family="text">
      <style:text-properties fo:font-weight="normal" officeooo:rsid="0d334f65" style:font-weight-asian="normal" style:font-weight-complex="normal"/>
    </style:style>
    <style:style style:name="T120" style:family="text">
      <style:text-properties fo:font-weight="normal" officeooo:rsid="0d3e8e7f" style:font-weight-asian="normal" style:font-weight-complex="normal"/>
    </style:style>
    <style:style style:name="T121" style:family="text">
      <style:text-properties fo:font-weight="normal" officeooo:rsid="0d41fb13" style:font-weight-asian="normal" style:font-weight-complex="normal"/>
    </style:style>
    <style:style style:name="T122" style:family="text">
      <style:text-properties fo:font-weight="normal" officeooo:rsid="0d446fdf" style:font-weight-asian="normal" style:font-weight-complex="normal"/>
    </style:style>
    <style:style style:name="T123" style:family="text">
      <style:text-properties fo:font-weight="normal" officeooo:rsid="0d4583f3" style:font-weight-asian="normal" style:font-weight-complex="normal"/>
    </style:style>
    <style:style style:name="T124" style:family="text">
      <style:text-properties fo:font-weight="normal" officeooo:rsid="0d470855" style:font-weight-asian="normal" style:font-weight-complex="normal"/>
    </style:style>
    <style:style style:name="T125" style:family="text">
      <style:text-properties fo:font-weight="normal" officeooo:rsid="0d4a38fd" style:font-weight-asian="normal" style:font-weight-complex="normal"/>
    </style:style>
    <style:style style:name="T126" style:family="text">
      <style:text-properties fo:font-weight="normal" officeooo:rsid="0d4dca26" style:font-weight-asian="normal" style:font-weight-complex="normal"/>
    </style:style>
    <style:style style:name="T127" style:family="text">
      <style:text-properties fo:font-weight="normal" officeooo:rsid="0d4f161d" style:font-weight-asian="normal" style:font-weight-complex="normal"/>
    </style:style>
    <style:style style:name="T128" style:family="text">
      <style:text-properties fo:font-weight="normal" officeooo:rsid="0d4fe65a" style:font-weight-asian="normal" style:font-weight-complex="normal"/>
    </style:style>
    <style:style style:name="T129" style:family="text">
      <style:text-properties fo:font-weight="normal" officeooo:rsid="0d581406" style:font-weight-asian="normal" style:font-weight-complex="normal"/>
    </style:style>
    <style:style style:name="T130" style:family="text">
      <style:text-properties fo:font-weight="normal" officeooo:rsid="0d5a13d6" style:font-weight-asian="normal" style:font-weight-complex="normal"/>
    </style:style>
    <style:style style:name="T131" style:family="text">
      <style:text-properties fo:font-weight="normal" officeooo:rsid="0d5ca8db" style:font-weight-asian="normal" style:font-weight-complex="normal"/>
    </style:style>
    <style:style style:name="T132" style:family="text">
      <style:text-properties fo:font-weight="normal" officeooo:rsid="0d60c13f" style:font-weight-asian="normal" style:font-weight-complex="normal"/>
    </style:style>
    <style:style style:name="T133" style:family="text">
      <style:text-properties fo:font-weight="normal" officeooo:rsid="0d61f811" style:font-weight-asian="normal" style:font-weight-complex="normal"/>
    </style:style>
    <style:style style:name="T134" style:family="text">
      <style:text-properties fo:font-weight="normal" officeooo:rsid="0d62285b" style:font-weight-asian="normal" style:font-weight-complex="normal"/>
    </style:style>
    <style:style style:name="T135" style:family="text">
      <style:text-properties fo:font-weight="normal" officeooo:rsid="0d76e77d" style:font-weight-asian="normal" style:font-weight-complex="normal"/>
    </style:style>
    <style:style style:name="T136" style:family="text">
      <style:text-properties fo:font-weight="normal" officeooo:rsid="0d7fcdca" style:font-weight-asian="normal" style:font-weight-complex="normal"/>
    </style:style>
    <style:style style:name="T137" style:family="text">
      <style:text-properties fo:font-weight="normal" officeooo:rsid="0d8543fe" style:font-weight-asian="normal" style:font-weight-complex="normal"/>
    </style:style>
    <style:style style:name="T138" style:family="text">
      <style:text-properties fo:font-weight="normal" officeooo:rsid="0d8665af" style:font-weight-asian="normal" style:font-weight-complex="normal"/>
    </style:style>
    <style:style style:name="T139" style:family="text">
      <style:text-properties fo:font-weight="normal" officeooo:rsid="0d9171ab" style:font-weight-asian="normal" style:font-weight-complex="normal"/>
    </style:style>
    <style:style style:name="T140" style:family="text">
      <style:text-properties fo:font-weight="normal" officeooo:rsid="0d965652" style:font-weight-asian="normal" style:font-weight-complex="normal"/>
    </style:style>
    <style:style style:name="T141" style:family="text">
      <style:text-properties fo:font-weight="normal" officeooo:rsid="0dd1d844" style:font-weight-asian="normal" style:font-weight-complex="normal"/>
    </style:style>
    <style:style style:name="T142" style:family="text">
      <style:text-properties fo:font-weight="normal" officeooo:rsid="0dd846e9" style:font-weight-asian="normal" style:font-weight-complex="normal"/>
    </style:style>
    <style:style style:name="T143" style:family="text">
      <style:text-properties fo:font-weight="normal" officeooo:rsid="0ddf2617" style:font-weight-asian="normal" style:font-weight-complex="normal"/>
    </style:style>
    <style:style style:name="T144" style:family="text">
      <style:text-properties fo:font-weight="normal" officeooo:rsid="0de165f2" style:font-weight-asian="normal" style:font-weight-complex="normal"/>
    </style:style>
    <style:style style:name="T1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ddf2617" style:font-style-asian="italic" style:font-weight-asian="normal" style:font-style-complex="italic" style:font-weight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fo:font-style="normal" officeooo:rsid="022da1e3" style:font-style-asian="normal" style:font-style-complex="normal"/>
    </style:style>
    <style:style style:name="T150" style:family="text">
      <style:text-properties fo:font-style="normal" officeooo:rsid="027a31ad" style:font-style-asian="normal" style:font-style-complex="normal"/>
    </style:style>
    <style:style style:name="T151" style:family="text">
      <style:text-properties fo:font-style="normal" officeooo:rsid="027b4658" style:font-style-asian="normal" style:font-style-complex="normal"/>
    </style:style>
    <style:style style:name="T152" style:family="text">
      <style:text-properties fo:font-style="normal" officeooo:rsid="0278b763" style:font-style-asian="normal" style:font-style-complex="normal"/>
    </style:style>
    <style:style style:name="T153" style:family="text">
      <style:text-properties fo:font-style="normal" officeooo:rsid="0291b3ef" style:font-style-asian="normal" style:font-style-complex="normal"/>
    </style:style>
    <style:style style:name="T154" style:family="text">
      <style:text-properties fo:font-style="normal" officeooo:rsid="028b168c" style:font-style-asian="normal" style:font-style-complex="normal"/>
    </style:style>
    <style:style style:name="T155" style:family="text">
      <style:text-properties fo:font-style="normal" officeooo:rsid="06a0b570" style:font-style-asian="normal" style:font-style-complex="normal"/>
    </style:style>
    <style:style style:name="T156" style:family="text">
      <style:text-properties fo:font-style="normal" officeooo:rsid="06a0cdc4" style:font-style-asian="normal" style:font-style-complex="normal"/>
    </style:style>
    <style:style style:name="T157" style:family="text">
      <style:text-properties fo:font-style="normal" officeooo:rsid="06a10196" style:font-style-asian="normal" style:font-style-complex="normal"/>
    </style:style>
    <style:style style:name="T158" style:family="text">
      <style:text-properties fo:font-style="normal" officeooo:rsid="0b5a5c7f" style:font-style-asian="normal" style:font-style-complex="normal"/>
    </style:style>
    <style:style style:name="T1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20" style:family="text">
      <style:text-properties officeooo:rsid="06d76c3a"/>
    </style:style>
    <style:style style:name="T221" style:family="text">
      <style:text-properties style:font-name="Sans-serif"/>
    </style:style>
    <style:style style:name="T222" style:family="text">
      <style:text-properties style:font-name="Sans-serif" fo:font-weight="normal" style:font-weight-asian="normal" style:font-weight-complex="normal"/>
    </style:style>
    <style:style style:name="T223" style:family="text">
      <style:text-properties style:font-name="Sans-serif" fo:font-weight="normal" officeooo:rsid="077070cb" style:font-weight-asian="normal" style:font-weight-complex="normal"/>
    </style:style>
    <style:style style:name="T224" style:family="text">
      <style:text-properties style:font-name="Sans-serif" fo:font-weight="normal" officeooo:rsid="0771f9c5" style:font-weight-asian="normal" style:font-weight-complex="normal"/>
    </style:style>
    <style:style style:name="T225" style:family="text">
      <style:text-properties style:font-name="Sans-serif" fo:font-weight="normal" officeooo:rsid="085bc3a8" style:font-weight-asian="normal" style:font-weight-complex="normal"/>
    </style:style>
    <style:style style:name="T226" style:family="text">
      <style:text-properties style:font-name="Sans-serif" fo:font-weight="normal" officeooo:rsid="076cbfaa" style:font-weight-asian="normal" style:font-weight-complex="normal"/>
    </style:style>
    <style:style style:name="T227" style:family="text">
      <style:text-properties style:font-name="Sans-serif" fo:font-weight="normal" officeooo:rsid="0782aa9e" style:font-weight-asian="normal" style:font-weight-complex="normal"/>
    </style:style>
    <style:style style:name="T228" style:family="text">
      <style:text-properties style:font-name="Sans-serif" fo:font-weight="normal" officeooo:rsid="08238c6e" style:font-weight-asian="normal" style:font-weight-complex="normal"/>
    </style:style>
    <style:style style:name="T229" style:family="text">
      <style:text-properties style:font-name="Sans-serif" fo:font-weight="normal" officeooo:rsid="085da823" style:font-weight-asian="normal" style:font-weight-complex="normal"/>
    </style:style>
    <style:style style:name="T230" style:family="text">
      <style:text-properties style:font-name="Sans-serif" fo:font-weight="normal" officeooo:rsid="0ab0d59d" style:font-weight-asian="normal" style:font-weight-complex="normal"/>
    </style:style>
    <style:style style:name="T231" style:family="text">
      <style:text-properties style:font-name="Sans-serif" fo:font-weight="normal" officeooo:rsid="0b6a5b4c" style:font-weight-asian="normal" style:font-weight-complex="normal"/>
    </style:style>
    <style:style style:name="T232" style:family="text">
      <style:text-properties style:font-name="Sans-serif" fo:font-weight="normal" officeooo:rsid="0b7c9f43" style:font-weight-asian="normal" style:font-weight-complex="normal"/>
    </style:style>
    <style:style style:name="T233" style:family="text">
      <style:text-properties style:font-name="Sans-serif" fo:font-weight="normal" officeooo:rsid="0c3cf076" style:font-weight-asian="normal" style:font-weight-complex="normal"/>
    </style:style>
    <style:style style:name="T234" style:family="text">
      <style:text-properties style:font-name="Sans-serif" fo:font-weight="normal" officeooo:rsid="0c3ee0cd" style:font-weight-asian="normal" style:font-weight-complex="normal"/>
    </style:style>
    <style:style style:name="T235" style:family="text">
      <style:text-properties style:font-name="Sans-serif" fo:font-weight="normal" officeooo:rsid="0c492c3e" style:font-weight-asian="normal" style:font-weight-complex="normal"/>
    </style:style>
    <style:style style:name="T236" style:family="text">
      <style:text-properties style:font-name="Sans-serif" fo:font-weight="normal" officeooo:rsid="0c4b18da" style:font-weight-asian="normal" style:font-weight-complex="normal"/>
    </style:style>
    <style:style style:name="T237" style:family="text">
      <style:text-properties style:font-name="Sans-serif" fo:font-weight="normal" officeooo:rsid="0cc59636" style:font-weight-asian="normal" style:font-weight-complex="normal"/>
    </style:style>
    <style:style style:name="T238" style:family="text">
      <style:text-properties style:font-name="Sans-serif" fo:font-weight="normal" officeooo:rsid="0dcf9a2b" style:font-weight-asian="normal" style:font-weight-complex="normal"/>
    </style:style>
    <style:style style:name="T239" style:family="text">
      <style:text-properties style:font-name="Sans-serif" fo:font-weight="normal" officeooo:rsid="0dcfd2fc" style:font-weight-asian="normal" style:font-weight-complex="normal"/>
    </style:style>
    <style:style style:name="T240" style:family="text">
      <style:text-properties style:font-name="Sans-serif" fo:font-weight="bold" style:font-weight-asian="bold" style:font-weight-complex="bold"/>
    </style:style>
    <style:style style:name="T241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42" style:family="text">
      <style:text-properties style:font-name="Sans-serif" officeooo:rsid="0b5ba80f"/>
    </style:style>
    <style:style style:name="T243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44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45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46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47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48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49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50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51" style:family="text">
      <style:text-properties fo:font-size="9pt" fo:font-weight="normal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07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08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09" style:family="text">
      <style:text-properties fo:font-size="9pt" fo:font-weight="normal" officeooo:rsid="0dd4c2fd" style:font-size-asian="9pt" style:font-weight-asian="normal" style:font-size-complex="9pt" style:font-weight-complex="normal"/>
    </style:style>
    <style:style style:name="T310" style:family="text">
      <style:text-properties fo:font-size="9pt" style:font-size-asian="9pt" style:font-size-complex="9pt"/>
    </style:style>
    <style:style style:name="T311" style:family="text">
      <style:text-properties fo:font-size="9pt" officeooo:rsid="0954d4dc" style:font-size-asian="9pt" style:font-size-complex="9pt"/>
    </style:style>
    <style:style style:name="T31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d8c3865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d8f47dc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d901eda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d90afdc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d90f06e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deb3d20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style:font-size-asian="9pt" style:font-style-asian="normal" style:font-size-complex="9pt" style:font-style-complex="normal"/>
    </style:style>
    <style:style style:name="T413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14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15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16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17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18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1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20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21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22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23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424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430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431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43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4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50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51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52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53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54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55" style:family="text">
      <style:text-properties officeooo:rsid="070693ee"/>
    </style:style>
    <style:style style:name="T45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7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58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59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60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461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462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463" style:family="text">
      <style:text-properties officeooo:rsid="0b398af2"/>
    </style:style>
    <style:style style:name="T464" style:family="text">
      <style:text-properties style:text-underline-style="none" fo:font-weight="normal" style:font-weight-asian="normal" style:font-weight-complex="normal"/>
    </style:style>
    <style:style style:name="T465" style:family="text">
      <style:text-properties style:text-underline-style="none" fo:font-weight="normal" officeooo:rsid="0b9e39c7" style:font-weight-asian="normal" style:font-weight-complex="normal"/>
    </style:style>
    <style:style style:name="T466" style:family="text">
      <style:text-properties style:text-underline-style="none" fo:font-weight="normal" officeooo:rsid="0ba0030d" style:font-weight-asian="normal" style:font-weight-complex="normal"/>
    </style:style>
    <style:style style:name="T467" style:family="text">
      <style:text-properties style:text-underline-style="none" fo:font-weight="normal" officeooo:rsid="0ba3f5ac" style:font-weight-asian="normal" style:font-weight-complex="normal"/>
    </style:style>
    <style:style style:name="T468" style:family="text">
      <style:text-properties style:text-underline-style="none" fo:font-weight="normal" officeooo:rsid="0ba570a0" style:font-weight-asian="normal" style:font-weight-complex="normal"/>
    </style:style>
    <style:style style:name="T469" style:family="text">
      <style:text-properties style:text-underline-style="none" fo:font-weight="normal" officeooo:rsid="0ba816f6" style:font-weight-asian="normal" style:font-weight-complex="normal"/>
    </style:style>
    <style:style style:name="T470" style:family="text">
      <style:text-properties style:text-underline-style="none" fo:font-weight="normal" officeooo:rsid="0ba82d9a" style:font-weight-asian="normal" style:font-weight-complex="normal"/>
    </style:style>
    <style:style style:name="T471" style:family="text">
      <style:text-properties style:text-underline-style="none" fo:font-weight="normal" officeooo:rsid="0ba954c3" style:font-weight-asian="normal" style:font-weight-complex="normal"/>
    </style:style>
    <style:style style:name="T472" style:family="text">
      <style:text-properties style:text-underline-style="none" fo:font-weight="normal" officeooo:rsid="0bcab967" style:font-weight-asian="normal" style:font-weight-complex="normal"/>
    </style:style>
    <style:style style:name="T473" style:family="text">
      <style:text-properties style:text-underline-style="none" fo:font-weight="normal" officeooo:rsid="0bcbf775" style:font-weight-asian="normal" style:font-weight-complex="normal"/>
    </style:style>
    <style:style style:name="T474" style:family="text">
      <style:text-properties style:text-underline-style="none" fo:font-weight="normal" officeooo:rsid="0bceaf70" style:font-weight-asian="normal" style:font-weight-complex="normal"/>
    </style:style>
    <style:style style:name="T475" style:family="text">
      <style:text-properties style:text-underline-style="none" fo:font-weight="normal" officeooo:rsid="0bf63874" style:font-weight-asian="normal" style:font-weight-complex="normal"/>
    </style:style>
    <style:style style:name="T476" style:family="text">
      <style:text-properties style:text-underline-style="none" fo:font-weight="normal" officeooo:rsid="0c0ce766" style:font-weight-asian="normal" style:font-weight-complex="normal"/>
    </style:style>
    <style:style style:name="T477" style:family="text">
      <style:text-properties style:text-underline-style="none" fo:font-weight="normal" officeooo:rsid="0c5378d7" style:font-weight-asian="normal" style:font-weight-complex="normal"/>
    </style:style>
    <style:style style:name="T478" style:family="text">
      <style:text-properties style:text-underline-style="none" fo:font-weight="normal" officeooo:rsid="0ca983be" style:font-weight-asian="normal" style:font-weight-complex="normal"/>
    </style:style>
    <style:style style:name="T479" style:family="text">
      <style:text-properties style:text-underline-style="none" fo:font-weight="normal" officeooo:rsid="0cbe8fa9" style:font-weight-asian="normal" style:font-weight-complex="normal"/>
    </style:style>
    <style:style style:name="T480" style:family="text">
      <style:text-properties style:text-underline-style="none" fo:font-weight="normal" officeooo:rsid="0d46892e" style:font-weight-asian="normal" style:font-weight-complex="normal"/>
    </style:style>
    <style:style style:name="T481" style:family="text">
      <style:text-properties style:text-underline-style="none" fo:font-weight="normal" officeooo:rsid="0d475d5a" style:font-weight-asian="normal" style:font-weight-complex="normal"/>
    </style:style>
    <style:style style:name="T482" style:family="text">
      <style:text-properties style:text-underline-style="none" fo:font-weight="normal" officeooo:rsid="0d4fe65a" style:font-weight-asian="normal" style:font-weight-complex="normal"/>
    </style:style>
    <style:style style:name="T483" style:family="text">
      <style:text-properties style:text-underline-style="none" fo:font-weight="normal" officeooo:rsid="0d823870" style:font-weight-asian="normal" style:font-weight-complex="normal"/>
    </style:style>
    <style:style style:name="T484" style:family="text">
      <style:text-properties style:text-underline-style="none" fo:font-weight="normal" officeooo:rsid="0d824a9b" style:font-weight-asian="normal" style:font-weight-complex="normal"/>
    </style:style>
    <style:style style:name="T485" style:family="text">
      <style:text-properties style:text-underline-style="none" fo:font-weight="normal" officeooo:rsid="0dd008c2" style:font-weight-asian="normal" style:font-weight-complex="normal"/>
    </style:style>
    <style:style style:name="T486" style:family="text">
      <style:text-properties style:text-underline-style="none" fo:font-weight="normal" officeooo:rsid="0ddf2617" style:font-weight-asian="normal" style:font-weight-complex="normal"/>
    </style:style>
    <style:style style:name="T487" style:family="text">
      <style:text-properties style:text-underline-style="none" fo:font-weight="normal" officeooo:rsid="0cf33a94" style:font-weight-asian="normal" style:font-weight-complex="normal"/>
    </style:style>
    <style:style style:name="T488" style:family="text">
      <style:text-properties style:text-underline-style="none" fo:font-weight="normal" officeooo:rsid="0d61f811" style:font-weight-asian="normal" style:font-weight-complex="normal"/>
    </style:style>
    <style:style style:name="T489" style:family="text">
      <style:text-properties style:text-underline-style="none" fo:font-weight="normal" officeooo:rsid="0d60c13f" style:font-weight-asian="normal" style:font-weight-complex="normal"/>
    </style:style>
    <style:style style:name="T490" style:family="text">
      <style:text-properties style:text-underline-style="none" fo:font-weight="normal" officeooo:rsid="0cf58151" style:font-weight-asian="normal" style:font-weight-complex="normal"/>
    </style:style>
    <style:style style:name="T491" style:family="text">
      <style:text-properties style:text-underline-style="none" fo:font-weight="normal" officeooo:rsid="0d62285b" style:font-weight-asian="normal" style:font-weight-complex="normal"/>
    </style:style>
    <style:style style:name="T492" style:family="text">
      <style:text-properties officeooo:rsid="077070cb"/>
    </style:style>
    <style:style style:name="T493" style:family="text">
      <style:text-properties officeooo:rsid="0be9f343"/>
    </style:style>
    <style:style style:name="T494" style:family="text">
      <style:text-properties officeooo:rsid="0c220aa3"/>
    </style:style>
    <style:style style:name="T495" style:family="text">
      <style:text-properties officeooo:rsid="0c24bbcc"/>
    </style:style>
    <style:style style:name="T496" style:family="text">
      <style:text-properties officeooo:rsid="0c392564"/>
    </style:style>
    <style:style style:name="T497" style:family="text">
      <style:text-properties officeooo:rsid="0c51d3fd"/>
    </style:style>
    <style:style style:name="T498" style:family="text">
      <style:text-properties officeooo:rsid="0c939820"/>
    </style:style>
    <style:style style:name="T499" style:family="text">
      <style:text-properties officeooo:rsid="0ca84e65"/>
    </style:style>
    <style:style style:name="T500" style:family="text">
      <style:text-properties officeooo:rsid="0d8ab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242">F</text:span><text:span text:style-name="T221">iction first – </text:span><text:span text:style-name="T222">This game is designed to tell an </text:span><text:span text:style-name="T236">exciting</text:span><text:span text:style-name="T222"> story, not </text:span><text:span text:style-name="T235">realistically</text:span><text:span text:style-name="T222"> simulate a </text:span><text:span text:style-name="T237">scenario</text:span><text:span text:style-name="T222">. </text:span><text:span text:style-name="T238">If there’s no rule for something, use common sense about how that works in </text:span><text:span text:style-name="T239">your world</text:span><text:span text:style-name="T238">. </text:span><text:span text:style-name="T233">This is intentional, to give you freedom to tell </text:span><text:span text:style-name="T234">a badass story</text:span><text:span text:style-name="T233">. Leave the simulation to other games.</text:span></text:p>
      <text:p text:style-name="P77"><text:span text:style-name="T240"/></text:p>
      <text:p text:style-name="P78"><text:span text:style-name="T240">Moves –</text:span><text:span text:style-name="T222"> </text:span><text:span text:style-name="T231">A move is a</text:span><text:span text:style-name="T232">n action</text:span><text:span text:style-name="T230"> you </text:span><text:span text:style-name="T232">take </text:span><text:span text:style-name="T241">either as a player or a character</text:span><text:span text:style-name="T244"> </text:span><text:span text:style-name="T249">during the course of</text:span><text:span text:style-name="T244"> playing this game. </text:span><text:span text:style-name="T248">Usually a move has an in-game effect; sometimes it has activation conditions or costs.</text:span></text:p>
      <text:p text:style-name="P78"><text:span text:style-name="T244"/></text:p>
      <text:p text:style-name="P78"><text:span text:style-name="T245">Meta moves, like this one, tell you about the game itself. </text:span><text:span text:style-name="T246">It strains the </text:span><text:span text:style-name="T247">definition, </text:span><text:span text:style-name="T250">but it’s organizationally convenient</text:span><text:span text:style-name="T246">, </text:span><text:span text:style-name="T250">so</text:span><text:span text:style-name="T246"> don’t worry about it </text:span><text:span text:style-name="T250">much.</text:span></text:p>
      <text:p text:style-name="P55"><text:span text:style-name="T35"/></text:p>
      <text:p text:style-name="P58">Make a move – <text:span text:style-name="T56">You </text:span><text:span text:style-name="T57">make</text:span><text:span text:style-name="T56"> a move </text:span><text:span text:style-name="T141">by saying you’re doing</text:span><text:span text:style-name="T465"> something described by a move. </text:span><text:span text:style-name="T478">You may be forced to make a move by its activation criteria </text:span><text:span text:style-name="T483">or some other move</text:span><text:span text:style-name="T478">.</text:span><text:span text:style-name="T465"> </text:span><text:span text:style-name="T478">In </text:span><text:span text:style-name="T485">any </text:span><text:span text:style-name="T478">case, y</text:span><text:span text:style-name="T468">ou then resolve the outcome </text:span><text:span text:style-name="T484">for a move </text:span><text:span text:style-name="T468">using the rules </text:span><text:span text:style-name="T475">for that </text:span><text:span text:style-name="T468">move.</text:span></text:p>
      <text:p text:style-name="P58"><text:span text:style-name="T465"/></text:p>
      <text:p text:style-name="P59"><text:span text:style-name="T466">If there’s no move that </text:span><text:span text:style-name="T471">at least kinda</text:span><text:span text:style-name="T466"> describes what you’re doing, </text:span><text:span text:style-name="T467">or there is but you haven’t got it</text:span><text:span text:style-name="T466">, you can’t do that thing. </text:span><text:span text:style-name="T472">Limitations </text:span><text:span text:style-name="T473">define us.</text:span></text:p>
      <text:p text:style-name="P59"><text:span text:style-name="T466"/></text:p>
      <text:p text:style-name="P59"><text:span text:style-name="T469">I</text:span><text:span text:style-name="T467">f the move’s description says that some conditions have to be true to make the move, </text:span><text:span text:style-name="T469">but those conditions aren’t true (and you can’t make them true)</text:span><text:span text:style-name="T467">, you can’t make the move. </text:span><text:span text:style-name="T470">Same if it says there’s a cost that you can’t or won’t </text:span><text:span text:style-name="T474">pay</text:span><text:span text:style-name="T470">.</text:span></text:p>
      <text:p text:style-name="P1"/>
      <text:p text:style-name="P67">Chain moves – <text:span text:style-name="T5">Sometimes a move </text:span><text:span text:style-name="T58">(parent)</text:span><text:span text:style-name="T5"> says that it applies when you’re making a different move </text:span><text:span text:style-name="T58">(child)</text:span><text:span text:style-name="T5"> </text:span><text:span text:style-name="T202">or that you should make another move (child) as a </text:span><text:span text:style-name="T204">part</text:span><text:span text:style-name="T202"> of </text:span><text:span text:style-name="T205">the parent</text:span><text:span text:style-name="T202">. Unless otherwise stated, you’re </text:span><text:span text:style-name="T206">making both moves: </text:span><text:span text:style-name="T202">first the parent and then the child. </text:span><text:span text:style-name="T208">Everything</text:span><text:span text:style-name="T202"> </text:span><text:span text:style-name="T207">related to the </text:span><text:span text:style-name="T202">child appl</text:span><text:span text:style-name="T209">ies</text:span><text:span text:style-name="T202"> </text:span><text:span text:style-name="T203">normally</text:span><text:span text:style-name="T202">, unless the parent move says </text:span><text:span text:style-name="T210">otherwise</text:span><text:span text:style-name="T202">.</text:span></text:p>
      <text:p text:style-name="P1"/>
      <text:h text:style-name="P17" text:outline-level="2"><text:span text:style-name="T149">Respect our limits</text:span><text:span text:style-name="T163"> – This game </text:span><text:span text:style-name="T173">is </text:span><text:span text:style-name="T172">for everyone at the table</text:span><text:span text:style-name="T163">. If somebody </text:span><text:span text:style-name="T164">needs to </text:span><text:span text:style-name="T146">state a limit</text:span><text:span text:style-name="T163">, immediately cut away or fade to black from whatever is upsetting them. Talk as a table about how to continue the story while </text:span><text:span text:style-name="T181">embracing</text:span><text:span text:style-name="T163"> the limit.</text:span></text:h>
      <text:list xml:id="list2366394955" text:style-name="L1">
        <text:list-header>
          <text:h text:style-name="P18" text:outline-level="2"/>
          <text:h text:style-name="P18" text:outline-level="2"><text:span text:style-name="T148">State a limit – </text:span><text:span text:style-name="T159">This is a game to have fun. If some theme, activity, or imagery of the story is ruining your fun, speak up. </text:span><text:span text:style-name="T160">You don’t have to explain why, you only have to </text:span><text:span text:style-name="T161">indicate </text:span><text:span text:style-name="T160">what.</text:span></text:h>
        </text:list-header>
      </text:list>
      <text:h text:style-name="P23" text:outline-level="2"/>
      <text:h text:style-name="P19" text:outline-level="2"><text:span text:style-name="T148">Think </text:span><text:span text:style-name="T158">for the camera</text:span><text:span text:style-name="T148"> – </text:span><text:span text:style-name="T159">This game works better when </text:span><text:span text:style-name="T199">we</text:span><text:span text:style-name="T159"> think like </text:span><text:span text:style-name="T201">we’re</text:span><text:span text:style-name="T193"> </text:span><text:span text:style-name="T159">directing a </text:span><text:span text:style-name="T171">tv series more</text:span><text:span text:style-name="T159"> than writing a novel. Focus on what </text:span><text:span text:style-name="T199">we</text:span><text:span text:style-name="T193"> </text:span><text:span text:style-name="T159">can perceive with </text:span><text:span text:style-name="T194">ou</text:span><text:span text:style-name="T195">r</text:span><text:span text:style-name="T194"> </text:span><text:span text:style-name="T159">(supernatural?) senses </text:span><text:span text:style-name="T169">here in the moment.</text:span></text:h>
      <text:h text:style-name="P28" text:outline-level="2"/>
      <text:h text:style-name="P20" text:outline-level="2"><text:span text:style-name="T148">Invent fiction</text:span><text:span text:style-name="T159"> – </text:span><text:span text:style-name="T174">This game shines when you s</text:span><text:span text:style-name="T159">peak up </text:span><text:span text:style-name="T174">to </text:span><text:span text:style-name="T183">refine, </text:span><text:span text:style-name="T190">improve,</text:span><text:span text:style-name="T182"> or </text:span><text:span text:style-name="T189">augment</text:span><text:span text:style-name="T182"> </text:span><text:span text:style-name="T184">the </text:span><text:span text:style-name="T187">scenario</text:span><text:span text:style-name="T159">. </text:span><text:span text:style-name="T185">It needs to make sense, and t</text:span><text:span text:style-name="T180">he </text:span><text:span text:style-name="T191">GM</text:span><text:span text:style-name="T180"> has final veto, but the </text:span><text:span text:style-name="T186">only firm rule</text:span><text:span text:style-name="T180"> is: </text:span><text:span text:style-name="T162">don’t contradict anything already established. </text:span><text:span text:style-name="T150">Use this to set up </text:span><text:span text:style-name="T157">a</text:span><text:span text:style-name="T150"> move </text:span><text:span text:style-name="T211">or</text:span><text:span text:style-name="T150"> </text:span><text:span text:style-name="T151">just </text:span><text:span text:style-name="T156">to </text:span><text:span text:style-name="T150">make </text:span><text:span text:style-name="T155">shit</text:span><text:span text:style-name="T150"> cooler.</text:span></text:h>
      <text:h text:style-name="P24" text:outline-level="2"/>
      <text:h text:style-name="P29" text:outline-level="2"><text:span text:style-name="T165">Ex.</text:span><text:span text:style-name="T6"> </text:span><text:span text:style-name="T7">T</text:span><text:span text:style-name="T8">he</text:span><text:span text:style-name="T38">y’re </text:span><text:span text:style-name="T8">wearing </text:span><text:span text:style-name="T9">my</text:span><text:span text:style-name="T8"> favorite </text:span><text:span text:style-name="T10">designer. </text:span><text:span text:style-name="T15">My</text:span><text:span text:style-name="T16"> </text:span><text:span text:style-name="T37">fur</text:span><text:span text:style-name="T16"> is </text:span><text:span text:style-name="T21">saturated violet</text:span><text:span text:style-name="T17">. </text:span><text:span text:style-name="T20">Lucky </text:span><text:span text:style-name="T11">I’ve always got my boot knife.</text:span><text:span text:style-name="T10"> </text:span><text:span text:style-name="T6">Maybe the </text:span><text:span text:style-name="T12">roof</text:span><text:span text:style-name="T6"> collapsed in one corner. </text:span><text:span text:style-name="T7">It’s a huge gun, </text:span><text:span text:style-name="T13">just</text:span><text:span text:style-name="T7"> a fucking giant revolver with shells like Vienna sausages</text:span><text:span text:style-name="T14">.</text:span><text:span text:style-name="T7"> </text:span><text:span text:style-name="T19">Surely there’s </text:span><text:span text:style-name="T18">a forklift in this warehouse.</text:span></text:h>
      <text:h text:style-name="P26" text:outline-level="2"/>
      <text:h text:style-name="P21" text:outline-level="2"><text:span text:style-name="T152">B</text:span><text:span text:style-name="T148">e curious, not cautious –</text:span><text:span text:style-name="T159"> </text:span><text:span text:style-name="T176">This</text:span><text:span text:style-name="T159"> game is more fun when </text:span><text:span text:style-name="T200">we</text:span><text:span text:style-name="T159"> play to find out what happens </text:span><text:span text:style-name="T166">than when </text:span><text:span text:style-name="T200">we</text:span><text:span text:style-name="T196"> </text:span><text:span text:style-name="T166">play to keep </text:span><text:span text:style-name="T197">y</text:span><text:span text:style-name="T166">our character </text:span><text:span text:style-name="T198">content</text:span><text:span text:style-name="T166">. </text:span><text:span text:style-name="T167">Stories about people who never </text:span><text:span text:style-name="T178">take risks, never </text:span><text:span text:style-name="T167">get hurt, who never fail </text:span><text:span text:style-name="T168">leave </text:span><text:span text:style-name="T167">fewer memories than stories about </text:span><text:span text:style-name="T168">a hot fucking mess</text:span><text:span text:style-name="T170">.</text:span></text:h>
      <text:h text:style-name="P25" text:outline-level="2"/>
      <text:h text:style-name="P22" text:outline-level="2"><text:span text:style-name="T154">D</text:span><text:span text:style-name="T153">on’t sweat the meta – </text:span><text:span text:style-name="T175">In this game, i</text:span><text:span text:style-name="T177">t’s okay for you to know things </text:span><text:span text:style-name="T179">that</text:span><text:span text:style-name="T177"> you don’t know, and to act on that knowledge when it would make </text:span><text:span text:style-name="T188">shit</text:span><text:span text:style-name="T177"> cooler. </text:span><text:span text:style-name="T192">Likewise, don’t talk around what you’re doing. Be plain so that everybody at the table can understand the badass shit </text:span><text:span text:style-name="T200">you’re up to.</text:span></text:h>
      <text:h text:style-name="P27" text:outline-level="2"/>
      <text:h text:style-name="P30" text:outline-level="2"><text:span text:style-name="T413">Dispute</text:span><text:span text:style-name="T412"> fiction </text:span><text:span text:style-name="T312">– Sometimes the </text:span><text:span text:style-name="T325">GM</text:span><text:span text:style-name="T312"> will say something they think is cool, but that just ruins the story </text:span><text:span text:style-name="T320">for you</text:span><text:span text:style-name="T312">. </text:span><text:span text:style-name="T321">You’</text:span><text:span text:style-name="T322">re</text:span><text:span text:style-name="T321"> </text:span><text:span text:style-name="T323">trying</text:span><text:span text:style-name="T321"> to </text:span><text:span text:style-name="T449">be curious, not cautious</text:span><text:span text:style-name="T321"> but whatever the </text:span><text:span text:style-name="T325">GM</text:span><text:span text:style-name="T321"> said just seems to cheapen the whole damn thing for you. Speak up and negotiate </text:span><text:span text:style-name="T324">an</text:span><text:span text:style-name="T321"> alternative.</text:span></text:h>
      <text:h text:style-name="P30" text:outline-level="2"><text:span text:style-name="T321"/></text:h>
      <text:h text:style-name="P31" text:outline-level="2"><text:span text:style-name="T321">T</text:span><text:span text:style-name="T312">his isn’t the same as </text:span><text:span text:style-name="T448">resist consequences</text:span><text:span text:style-name="T312">. Don’t use this to gain an in-game advantage. Use this when something happens that would make you </text:span><text:span text:style-name="T344">turn off</text:span><text:span text:style-name="T312"> a show you </text:span><text:span text:style-name="T344">were watching.</text:span></text:h>
      <text:p text:style-name="P2"/>
      <text:p text:style-name="P4"><text:span text:style-name="T310">Labeled </text:span><text:span text:style-name="T311">items</text:span><text:span text:style-name="T310"> –</text:span><text:span text:style-name="T251"> </text:span><text:span text:style-name="T285">Items are often grouped into labeled sections. </text:span><text:span text:style-name="T276">Instead of a specific </text:span><text:span text:style-name="T277">item</text:span><text:span text:style-name="T276">, a move may mention a </text:span><text:span text:style-name="T287">section </text:span><text:span text:style-name="T276">label instead. This refers to any or all </text:span><text:span text:style-name="T277">item</text:span><text:span text:style-name="T292">s </text:span><text:span text:style-name="T286">found in a section with that </text:span><text:span text:style-name="T293">label</text:span><text:span text:style-name="T286">—</text:span><text:span text:style-name="T291">or any subsection of it.</text:span></text:p>
      <text:p text:style-name="P2"/>
      <text:p text:style-name="P69">Bought and free items – <text:span text:style-name="T5">Some </text:span><text:span text:style-name="T27">items</text:span><text:span text:style-name="T5"> </text:span><text:span text:style-name="T60">have an</text:span><text:span text:style-name="T34"> empty</text:span><text:span text:style-name="T5"> </text:span><text:span text:style-name="T257">○</text:span><text:span text:style-name="T258">; these items must be purchased </text:span><text:span text:style-name="T308">at</text:span><text:span text:style-name="T258"> character creation or with XP </text:span><text:span text:style-name="T267">during play. </text:span><text:span text:style-name="T288">When you buy a </text:span><text:span text:style-name="T257">○, </text:span><text:span text:style-name="T288">fill it </text:span><text:span text:style-name="T290">in</text:span><text:span text:style-name="T258">. </text:span><text:span text:style-name="T263">Items with a </text:span><text:span text:style-name="T289">pre-</text:span><text:span text:style-name="T264">filled </text:span><text:span text:style-name="T257">● </text:span><text:span text:style-name="T263">are </text:span><text:span text:style-name="T264">free if your playbook contains them</text:span><text:span text:style-name="T309">.</text:span></text:p>
      <text:p text:style-name="P9"/>
      <text:p text:style-name="P5"><text:span text:style-name="T264">I</text:span><text:span text:style-name="T251">tems prefixed with </text:span><text:span text:style-name="T313">△ </text:span><text:span text:style-name="T314">are </text:span><text:span text:style-name="T357">yours</text:span><text:span text:style-name="T312"> </text:span><text:span text:style-name="T317">only </text:span><text:span text:style-name="T312">if </text:span><text:span text:style-name="T316">a move or the GM</text:span><text:span text:style-name="T312"> says </text:span><text:span text:style-name="T318">you get them</text:span><text:span text:style-name="T312">. They cannot be bought </text:span><text:span text:style-name="T315">otherwise.</text:span></text:p>
      <text:p text:style-name="P2"/>
      <text:p text:style-name="P3"><text:span text:style-name="T266">I</text:span><text:span text:style-name="T261">tems</text:span><text:span text:style-name="T258"> </text:span><text:span text:style-name="T275">with neither</text:span><text:span text:style-name="T258"> </text:span><text:span text:style-name="T313">△, </text:span><text:span text:style-name="T257">○, </text:span><text:span text:style-name="T278">nor</text:span><text:span text:style-name="T265"> </text:span><text:span text:style-name="T257">● </text:span><text:span text:style-name="T258">are </text:span><text:span text:style-name="T262">automatically </text:span><text:span text:style-name="T281">in play</text:span><text:span text:style-name="T258"> if your playbook contains them.</text:span></text:p>
      <text:p text:style-name="P74"/>
      <text:p text:style-name="P76"><text:span text:style-name="T493">Gated moves </text:span>–<text:span text:style-name="T5"> </text:span><text:span text:style-name="T65">Some moves have a number in parenthesis after the name. </text:span><text:span text:style-name="T66">In order to buy such a move, y</text:span><text:span text:style-name="T65">ou must already have </text:span><text:span text:style-name="T69">at least </text:span><text:span text:style-name="T67">that </text:span><text:span text:style-name="T68">number of </text:span><text:span text:style-name="T65">moves from the same </text:span><text:span text:style-name="T137">sub</text:span><text:span text:style-name="T65">section of your playbook.</text:span></text:p>
      <text:p text:style-name="P74"/>
      <text:p text:style-name="P61"><text:span text:style-name="T455">Roll – </text:span><text:span text:style-name="T24">A move may say you roll </text:span><text:span text:style-name="T61">to find out what happens</text:span><text:span text:style-name="T24">. </text:span><text:span text:style-name="T59">For most moves</text:span><text:span text:style-name="T22">, </text:span><text:span text:style-name="T79">it’ll say to roll with an ability</text:span><text:span text:style-name="T22">. </text:span><text:span text:style-name="T142">That or a different</text:span><text:span text:style-name="T41"> move </text:span><text:span text:style-name="T22">may also tell you there </text:span><text:span text:style-name="T77">are</text:span><text:span text:style-name="T22"> penalt</text:span><text:span text:style-name="T77">ies</text:span><text:span text:style-name="T22"> or bonus</text:span><text:span text:style-name="T77">es</text:span><text:span text:style-name="T22"> to the roll. </text:span><text:span text:style-name="T76">Sum </text:span><text:span text:style-name="T79">the ability and </text:span><text:span text:style-name="T76">all the pluses and minuses into a total modifier</text:span><text:span text:style-name="T80">, </text:span><text:span text:style-name="T136">then cap it </text:span><text:span text:style-name="T76">at ±3. Roll </text:span><text:span text:style-name="T111">2d6</text:span><text:span text:style-name="T76"> and add your total modifier </text:span><text:span text:style-name="T81">to get your </text:span><text:span text:style-name="T82">result.</text:span></text:p>
      <text:p text:style-name="P61"><text:span text:style-name="T82"/></text:p>
      <text:p text:style-name="P71">Alternate abilities –<text:span text:style-name="T5"> A move may say to roll a different move with a nonstandard or specific ability. Just use the weird ability, </text:span><text:span text:style-name="T456">don’t</text:span><text:span text:style-name="T5"> add it to your normal one.</text:span></text:p>
      <text:p text:style-name="P60"><text:span text:style-name="T29"/></text:p>
      <text:p text:style-name="P60"><text:span text:style-name="T499">Read the dice –</text:span><text:span text:style-name="T74"> </text:span><text:span text:style-name="T29"><text:s/></text:span><text:span text:style-name="T75">When you roll, you’ll get a number </text:span><text:span text:style-name="T117">between</text:span><text:span text:style-name="T75"> </text:span><text:span text:style-name="T139">(-1)</text:span><text:span text:style-name="T75"> </text:span><text:span text:style-name="T118">and </text:span><text:span text:style-name="T75">15. That’</text:span><text:span text:style-name="T116">s</text:span><text:span text:style-name="T75"> broken down </text:span><text:span text:style-name="T113">by range </text:span><text:span text:style-name="T75">into </text:span><text:span text:style-name="T112">different results</text:span><text:span text:style-name="T75">, </text:span><text:span text:style-name="T119">for </text:span><text:span text:style-name="T78">which moves will describe different </text:span><text:span text:style-name="T138">effects</text:span><text:span text:style-name="T75">.</text:span></text:p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Range</text:p>
          </table:table-cell>
          <table:table-cell table:style-name="Table1.A1" office:value-type="string">
            <text:p text:style-name="P16">Result <text:span text:style-name="T496">Name</text:span></text:p>
          </table:table-cell>
          <table:table-cell table:style-name="Table1.A1" office:value-type="string">
            <text:p text:style-name="P15"><text:span text:style-name="T494">Result Icon</text:span></text:p>
          </table:table-cell>
        </table:table-row>
        <table:table-row>
          <table:table-cell table:style-name="Table1.A1" office:value-type="string">
            <text:p text:style-name="P15">12-<text:span text:style-name="T495">15</text:span></text:p>
          </table:table-cell>
          <table:table-cell table:style-name="Table1.A1" office:value-type="string">
            <text:p text:style-name="P14">Critical Success</text:p>
          </table:table-cell>
          <table:table-cell table:style-name="Table1.A1" office:value-type="string">
            <text:p text:style-name="P80"><text:span text:style-name="T243">⚅⚅</text:span></text:p>
          </table:table-cell>
        </table:table-row>
        <table:table-row>
          <table:table-cell table:style-name="Table1.A1" office:value-type="string">
            <text:p text:style-name="P15">10-11</text:p>
          </table:table-cell>
          <table:table-cell table:style-name="Table1.A1" office:value-type="string">
            <text:p text:style-name="P14">Full Success</text:p>
          </table:table-cell>
          <table:table-cell table:style-name="Table1.A1" office:value-type="string">
            <text:p text:style-name="P54"><text:span text:style-name="T254">⚃⚅</text:span></text:p>
          </table:table-cell>
        </table:table-row>
        <table:table-row>
          <table:table-cell table:style-name="Table1.A1" office:value-type="string">
            <text:p text:style-name="P15">7-9</text:p>
          </table:table-cell>
          <table:table-cell table:style-name="Table1.A1" office:value-type="string">
            <text:p text:style-name="P53"><text:span text:style-name="T251">Qualified </text:span><text:span text:style-name="T252">S</text:span><text:span text:style-name="T251">uccess</text:span></text:p>
          </table:table-cell>
          <table:table-cell table:style-name="Table1.A1" office:value-type="string">
            <text:p text:style-name="P54"><text:span text:style-name="T254">⚂⚃</text:span></text:p>
          </table:table-cell>
        </table:table-row>
        <table:table-row table:style-name="Table1.5">
          <table:table-cell table:style-name="Table1.A1" office:value-type="string">
            <text:p text:style-name="P15"><text:span text:style-name="T500">(-1)</text:span>-6</text:p>
          </table:table-cell>
          <table:table-cell table:style-name="Table1.B5" office:value-type="string">
            <text:p text:style-name="P53"><text:span text:style-name="T253">Failure</text:span></text:p>
          </table:table-cell>
          <table:table-cell table:style-name="Table1.A1" office:value-type="string">
            <text:p text:style-name="P54"><text:span text:style-name="T254">⚀⚀</text:span></text:p>
          </table:table-cell>
        </table:table-row>
      </table:table>
      <text:p text:style-name="P68"><text:span text:style-name="T414"/></text:p>
      <text:p text:style-name="P62"><text:span text:style-name="T360">The icons are </text:span><text:span text:style-name="T399">strictly </text:span><text:span text:style-name="T386">fixed </text:span><text:span text:style-name="T360">shorthand for the </text:span><text:span text:style-name="T426">result </text:span><text:span text:style-name="T427">nam</text:span><text:span text:style-name="T428">e</text:span><text:span text:style-name="T360">. </text:span><text:span text:style-name="T362">T</text:span><text:span text:style-name="T361">he pips </text:span><text:span text:style-name="T372">shown</text:span><text:span text:style-name="T361"> are </text:span><text:span text:style-name="T400">just </text:span><text:span text:style-name="T361">a mnemonic for the </text:span><text:span text:style-name="T402">low </text:span><text:span text:style-name="T361">number in </text:span><text:span text:style-name="T401">the </text:span><text:span text:style-name="T361">result’s range </text:span><text:span text:style-name="T398">(on </text:span><text:span text:style-name="T411">natural</text:span><text:span text:style-name="T398"> dice)</text:span><text:span text:style-name="T360">.</text:span></text:p>
      <text:p text:style-name="P68"><text:span text:style-name="T414"/></text:p>
      <text:p text:style-name="P68"><text:span text:style-name="T421">(</text:span><text:span text:style-name="T419">Progress</text:span><text:span text:style-name="T421">)</text:span><text:span text:style-name="T419"> </text:span><text:span text:style-name="T422">B</text:span><text:span text:style-name="T419">ars</text:span><text:span text:style-name="T412"> –</text:span><text:span text:style-name="T312"> </text:span><text:span text:style-name="T363">Progress bars</text:span><text:span text:style-name="T312"> are </text:span><text:span text:style-name="T326">an </text:span><text:span text:style-name="T312">abstract representation </text:span><text:span text:style-name="T354">of </text:span><text:span text:style-name="T355">rising tension</text:span><text:span text:style-name="T331"> or </text:span><text:span text:style-name="T356">sustained </text:span><text:span text:style-name="T327">activit</text:span><text:span text:style-name="T355">y</text:span><text:span text:style-name="T332">. </text:span><text:span text:style-name="T328">A </text:span><text:span text:style-name="T363">bar </text:span><text:span text:style-name="T328">has a title and some number of ticks between </text:span><text:span text:style-name="T407">2</text:span><text:span text:style-name="T328"> and 8, </text:span><text:span text:style-name="T345">both decided by the GM</text:span><text:span text:style-name="T328">. </text:span><text:span text:style-name="T330">When the last tick is filled</text:span><text:span text:style-name="T329">, </text:span><text:span text:style-name="T333">whatever the title says happens.</text:span></text:p>
      <text:p text:style-name="P8"><text:soft-page-break/><text:span text:style-name="T415">T</text:span><text:span text:style-name="T412">ick a </text:span><text:span text:style-name="T420">bar</text:span><text:span text:style-name="T412"> –</text:span><text:span text:style-name="T312"> </text:span><text:span text:style-name="T364">When the GM or a move says to tick a bar, fill one tick on it.</text:span><text:span text:style-name="T365"> If they say to tick it some number of times, fill that many ticks.</text:span></text:p>
      <text:p text:style-name="P12"/>
      <text:p text:style-name="P32"><text:span text:style-name="T492">Resources –</text:span><text:span text:style-name="T27"> </text:span><text:span text:style-name="T63">A r</text:span><text:span text:style-name="T27">esource </text:span><text:span text:style-name="T63">is </text:span><text:span text:style-name="T27">some asset or </text:span><text:span text:style-name="T64">quality</text:span><text:span text:style-name="T27"> </text:span><text:span text:style-name="T51">of your character—</text:span><text:span text:style-name="T62">something they have or something they are, rather than something they do</text:span><text:span text:style-name="T27">. </text:span></text:p>
      <text:p text:style-name="P32"><text:span text:style-name="T223"/></text:p>
      <text:p text:style-name="P33"><text:span text:style-name="T53">S</text:span><text:span text:style-name="T50">ome </text:span><text:span text:style-name="T89">resources </text:span><text:span text:style-name="T52">are just </text:span><text:span text:style-name="T54">notes </text:span><text:span text:style-name="T55">you keep</text:span><text:span text:style-name="T50">, </text:span><text:span text:style-name="T53">but </text:span><text:span text:style-name="T124">many </text:span><text:span text:style-name="T49">are tracked with points. </text:span><text:span text:style-name="T224">Each point of a </text:span><text:span text:style-name="T225">particular r</text:span><text:span text:style-name="T224">esource is represented with a</text:span><text:span text:style-name="T223"> </text:span><text:span text:style-name="T226">▢. </text:span><text:span text:style-name="T227">Some resources come in ranks </text:span><text:span text:style-name="T228">of advancement, </text:span><text:span text:style-name="T229">permitting you to </text:span><text:span text:style-name="T90">buy </text:span><text:span text:style-name="T229">more </text:span><text:span text:style-name="T44">▢</text:span><text:span text:style-name="T227">.</text:span></text:p>
      <text:p text:style-name="P10"/>
      <text:p text:style-name="P75"><text:span text:style-name="T42">When you </text:span><text:span text:style-name="T43">restore or </text:span><text:span text:style-name="T42">gain a resource, fill a </text:span><text:span text:style-name="T44">▢. </text:span><text:span text:style-name="T45">You cannot have more of a </text:span><text:span text:style-name="T46">r</text:span><text:span text:style-name="T45">esource than you </text:span><text:span text:style-name="T47">have </text:span><text:span text:style-name="T44">▢ </text:span><text:span text:style-name="T45">for that </text:span><text:span text:style-name="T84">resource</text:span><text:span text:style-name="T45">. </text:span><text:span text:style-name="T48">If all your </text:span><text:span text:style-name="T44">▢</text:span><text:span text:style-name="T48"> are full when you’re supposed to gain the resource, just don’t fill anything.</text:span></text:p>
      <text:p text:style-name="P10"/>
      <text:p text:style-name="P63"><text:span text:style-name="T260">When you spend or lose a resource, erase a filled </text:span><text:span text:style-name="T259">▢. </text:span><text:span text:style-name="T260">If you don’t have any filled </text:span><text:span text:style-name="T259">▢, </text:span><text:span text:style-name="T294">you can’t do move</text:span><text:span text:style-name="T296">s</text:span><text:span text:style-name="T294"> requiring you to spend </text:span><text:span text:style-name="T297">that </text:span><text:span text:style-name="T294">resource</text:span><text:span text:style-name="T260">. </text:span><text:span text:style-name="T295">On the </text:span><text:span text:style-name="T299">other hand</text:span><text:span text:style-name="T294">, if a </text:span><text:span text:style-name="T279">move’</text:span><text:span text:style-name="T283">s effect</text:span><text:span text:style-name="T279"> tells you to lose a resource </text:span><text:span text:style-name="T298">you’re out of</text:span><text:span text:style-name="T279">, just don’t erase anything—any other effects or consequences of the move still happen as normal, though.</text:span></text:p>
      <text:p text:style-name="P63"><text:span text:style-name="T279"/></text:p>
      <text:p text:style-name="P72"><text:span text:style-name="T251">Unless stated otherwise, you start the game with all resources full.</text:span></text:p>
      <text:p text:style-name="P11"/>
      <text:p text:style-name="P70"><text:span text:style-name="T497">Lose what you spend</text:span> – <text:span text:style-name="T5">Unless stated otherwise </text:span><text:span text:style-name="T70">and regardless of where the cost appears in the move’s description </text:span><text:span text:style-name="T83">text</text:span><text:span text:style-name="T5">, you </text:span><text:span text:style-name="T71">lose </text:span><text:span text:style-name="T72">a</text:span><text:span text:style-name="T5"> move’s cost</text:span><text:span text:style-name="T73">(</text:span><text:span text:style-name="T5">s</text:span><text:span text:style-name="T73">)</text:span><text:span text:style-name="T5"> </text:span><text:span text:style-name="T456">immediately before you roll</text:span><text:span text:style-name="T464"> </text:span><text:span text:style-name="T477">and</text:span><text:span text:style-name="T476"> determine results</text:span><text:span text:style-name="T464">. </text:span><text:span text:style-name="T476">If there’s no roll, </text:span><text:span text:style-name="T481">you just lose the resource</text:span><text:span text:style-name="T476"> before the effect takes place.</text:span></text:p>
      <text:p text:style-name="P11"/>
      <text:p text:style-name="P64"><text:span text:style-name="T220">Abilities –</text:span><text:span text:style-name="T36"> </text:span><text:span text:style-name="T127">An ability typically </text:span><text:span text:style-name="T91">represent</text:span><text:span text:style-name="T127">s</text:span><text:span text:style-name="T91"> </text:span><text:span text:style-name="T92">proficiency </text:span><text:span text:style-name="T125">at some challenging </text:span><text:span text:style-name="T126">activity. </text:span><text:span text:style-name="T128">Many moves say what you can </text:span><text:span text:style-name="T135">attempt</text:span><text:span text:style-name="T128">, but then ask you to roll with an ability to determine how </text:span><text:span text:style-name="T482">well you do.</text:span></text:p>
      <text:p text:style-name="P51"/>
      <text:p text:style-name="P56"><text:span text:style-name="T498">Ability scores – </text:span><text:span text:style-name="T25">When you first </text:span><text:span text:style-name="T31">get</text:span><text:span text:style-name="T25"> an </text:span><text:span text:style-name="T30">a</text:span><text:span text:style-name="T25">bility, it starts at </text:span><text:span text:style-name="T28">+</text:span><text:span text:style-name="T25">0—</text:span><text:span text:style-name="T26">even this </text:span><text:span text:style-name="T5">gives you almost a 60% chance of success. </text:span><text:span text:style-name="T28">Each additional </text:span><text:span text:style-name="T257">○ </text:span><text:span text:style-name="T261">you buy </text:span><text:span text:style-name="T262">gives you another +1 to your modifier. </text:span><text:span text:style-name="T272">If you haven’t </text:span><text:span text:style-name="T307">got </text:span><text:span text:style-name="T272">an ability, </text:span><text:span text:style-name="T273">but </text:span><text:span text:style-name="T300">need to roll it anyway</text:span><text:span text:style-name="T272">, </text:span><text:span text:style-name="T274">roll with -1.</text:span></text:p>
      <text:p text:style-name="P57"><text:span text:style-name="T282"/></text:p>
      <text:p text:style-name="P57"><text:span text:style-name="T282">Some abilities have more </text:span><text:span text:style-name="T301">or less </text:span><text:span text:style-name="T257">○ </text:span><text:span text:style-name="T280">available</text:span><text:span text:style-name="T257">. </text:span><text:span text:style-name="T269">Buying </text:span><text:span text:style-name="T301">more than </text:span><text:span text:style-name="T303">4</text:span><text:span text:style-name="T282"> </text:span><text:span text:style-name="T257">○ </text:span><text:span text:style-name="T282">let</text:span><text:span text:style-name="T270">s</text:span><text:span text:style-name="T282"> you soak up penalties to rolls, </text:span><text:span text:style-name="T268">but</text:span><text:span text:style-name="T282"> </text:span><text:span text:style-name="T271">doesn’t </text:span><text:span text:style-name="T282">let you exceed the maximum </text:span><text:span text:style-name="T302">total </text:span><text:span text:style-name="T282">modifier.</text:span></text:p>
      <text:p text:style-name="P57"><text:span text:style-name="T282"><text:s/></text:span></text:p>
      <text:p text:style-name="P6">Status – <text:span text:style-name="T5">A status is a </text:span><text:span text:style-name="T39">short, </text:span><text:span text:style-name="T144">free-form </text:span><text:span text:style-name="T39">phrase describing a </text:span><text:span text:style-name="T5">condition or state that is true; </text:span><text:span text:style-name="T32">about you, anybody else, or even an item or place. </text:span><text:span text:style-name="T33">When a move or the GM says you or something of yours gets a status, write it down </text:span><text:span text:style-name="T85">in </text:span><text:span text:style-name="T86">a </text:span><text:span text:style-name="T87">special </text:span><text:span text:style-name="T86">section of your notes</text:span><text:span text:style-name="T33">. As long as it’s written down, no aspect of the fiction can violate its truth.</text:span></text:p>
      <text:p text:style-name="P7"/>
      <text:p text:style-name="P7">Remove a status –<text:span text:style-name="T5"> </text:span><text:span text:style-name="T88">E</text:span><text:span text:style-name="T40">rase</text:span><text:span text:style-name="T5"> a status when a move or the GM says you can, or when it no longer makes sense for it to be true.</text:span></text:p>
      <text:p text:style-name="P7"/>
      <text:p text:style-name="P13"><text:span text:style-name="T418">Exploit status –</text:span><text:span text:style-name="T334"> </text:span><text:span text:style-name="T335">When you </text:span><text:span text:style-name="T336">make </text:span><text:span text:style-name="T335">a </text:span><text:span text:style-name="T454">story move</text:span><text:span text:style-name="T335">, </text:span><text:span text:style-name="T337">you can </text:span><text:span text:style-name="T338">describe</text:span><text:span text:style-name="T335"> how you’re capitalizing on a </text:span><text:span text:style-name="T339">status </text:span><text:span text:style-name="T397">on anything </text:span><text:span text:style-name="T339">currently in play </text:span><text:span text:style-name="T340">to</text:span><text:span text:style-name="T341"> </text:span><text:span text:style-name="T342">add </text:span><text:span text:style-name="T341">+1 on your move. </text:span><text:span text:style-name="T343">You can only exploit one status in a move.</text:span></text:p>
      <text:p text:style-name="P83"><text:span text:style-name="T319"/></text:p>
      <text:p text:style-name="P48"><text:span text:style-name="T417">Harm</text:span><text:span text:style-name="T416"> – </text:span><text:span text:style-name="T346">Harm is abstract </text:span><text:span text:style-name="T390">traumatic </text:span><text:span text:style-name="T346">damage </text:span><text:span text:style-name="T389">(not necessarily physical)</text:span><text:span text:style-name="T346"> </text:span><text:span text:style-name="T403">sustained by something</text:span><text:span text:style-name="T385"> </text:span><text:span text:style-name="T404">living</text:span><text:span text:style-name="T347">. </text:span><text:span text:style-name="T348">A single injury can do 1-3 harm. </text:span><text:span text:style-name="T369">Unless a move says specifically how much harm it does, just use common sense </text:span><text:span text:style-name="T370">and the scale below.</text:span></text:p>
      <text:p text:style-name="P34"><text:span text:style-name="T349"/></text:p>
      <text:p text:style-name="P34"><text:span text:style-name="T349">The scale </text:span><text:span text:style-name="T348">is calibrated </text:span><text:span text:style-name="T349">roughly</text:span><text:span text:style-name="T348"> to the human body. </text:span><text:span text:style-name="T391">A bunch of small </text:span><text:span text:style-name="T371">injuries or one </text:span><text:span text:style-name="T392">serious</text:span><text:span text:style-name="T371"> injury does 1 harm—</text:span><text:span text:style-name="T394">you want a doctor</text:span><text:span text:style-name="T371">. </text:span><text:span text:style-name="T387">A </text:span><text:span text:style-name="T393">l</text:span><text:span text:style-name="T371">ife-threatening </text:span><text:span text:style-name="T387">injury does </text:span><text:span text:style-name="T371">2 harm—</text:span><text:span text:style-name="T394">you need a doctor</text:span><text:span text:style-name="T371">.</text:span><text:span text:style-name="T350"> </text:span><text:span text:style-name="T387">An injury likely</text:span><text:span text:style-name="T371"> to outright kill a vanilla human do</text:span><text:span text:style-name="T388">es</text:span><text:span text:style-name="T371"> 3 harm—</text:span><text:span text:style-name="T395">too late </text:span><text:span text:style-name="T396">for a doctor.</text:span></text:p>
      <text:p text:style-name="P36"><text:span text:style-name="T366"/></text:p>
      <text:p text:style-name="P36"><text:span text:style-name="T366">I</text:span><text:span text:style-name="T312">nanimate objects don’t take </text:span><text:span text:style-name="T368">damage in these terms</text:span><text:span text:style-name="T312">. If you want to </text:span><text:span text:style-name="T367">advance the story by breaking something, you need </text:span><text:span text:style-name="T368">to make a move that deals with inanimate objects—like </text:span><text:span text:style-name="T450">go apeshit—</text:span><text:span text:style-name="T368">even if you’re using your regular asshole-shooting gun.</text:span></text:p>
      <text:p text:style-name="P36"><text:span text:style-name="T368"/></text:p>
      <text:p text:style-name="P35"><text:span text:style-name="T423">Low/Zero Effect –</text:span><text:span text:style-name="T405"> </text:span><text:span text:style-name="T353">When you’re describing </text:span><text:span text:style-name="T406">how you make </text:span><text:span text:style-name="T353">a </text:span><text:span text:style-name="T452">story</text:span><text:span text:style-name="T453"> move</text:span><text:span text:style-name="T353">, the GM might tell you that you’</text:span><text:span text:style-name="T358">re going to have</text:span><text:span text:style-name="T353"> Low</text:span><text:span text:style-name="T359">/</text:span><text:span text:style-name="T353">Zero Effect. </text:span><text:span text:style-name="T443">This means even if </text:span><text:span text:style-name="T444">you roll </text:span><text:span text:style-name="T445">⚅⚅ </text:span><text:span text:style-name="T446">or </text:span><text:span text:style-name="T445">⚃⚅</text:span><text:span text:style-name="T443">, you </text:span><text:span text:style-name="T447">won’t </text:span><text:span text:style-name="T443">get (all of) what you want.</text:span></text:p>
      <text:p text:style-name="P35"><text:span text:style-name="T443"/></text:p>
      <text:p text:style-name="P35"><text:span text:style-name="T443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<text:span text:style-name="T213">Mutagen </text:span><text:span text:style-name="T214">RPG Engine</text:span><text:span text:style-name="T213"> </text:span><text:span text:style-name="T215">©</text:span><text:span text:style-name="T212"> 2021 Aubrey R. Jones https://github.com/aubreyrjones/mutagen/</text:span></text:p>
            <text:p text:style-name="P47"><text:span text:style-name="T219">Available under CC-</text:span><text:span text:style-name="T217">BY</text:span><text:span text:style-name="T216">-SA </text:span><text:span text:style-name="T218">4.0</text:span><text:span text:style-name="T219"> license.</text:span></text:p>
          </table:table-cell>
        </table:table-row>
      </table:table>
      <text:p text:style-name="P38"><text:span text:style-name="T430"/></text:p>
      <text:p text:style-name="P49"><text:span text:style-name="T430">S</text:span><text:span text:style-name="T429">tory </text:span><text:span text:style-name="T431">m</text:span><text:span text:style-name="T429">oves</text:span><text:span text:style-name="T412"> –</text:span><text:span text:style-name="T312"> </text:span><text:span text:style-name="T408">Story moves </text:span><text:span text:style-name="T409">decide</text:span><text:span text:style-name="T408"> what happens next when you </text:span><text:span text:style-name="T410">act in the face of </text:span><text:span text:style-name="T408">conflict, risk, or adversity </text:span><text:span text:style-name="T410">to get what you want</text:span><text:span text:style-name="T408">. </text:span><text:span text:style-name="T376">The</text:span><text:span text:style-name="T378">y </text:span><text:span text:style-name="T379">serve the same purpose as </text:span><text:span text:style-name="T380">system</text:span><text:span text:style-name="T379"> rules in </text:span><text:span text:style-name="T381">other </text:span><text:span text:style-name="T379">games, but in a </text:span><text:span text:style-name="T383">flexible</text:span><text:span text:style-name="T379"> way that puts the</text:span><text:span text:style-name="T376"> </text:span><text:span text:style-name="T451">fiction first</text:span><text:span text:style-name="T377">. </text:span><text:span text:style-name="T382">They answer “okay, </text:span><text:span text:style-name="T384">so </text:span><text:span text:style-name="T382">what happens next?”</text:span></text:p>
      <text:p text:style-name="P37"><text:span text:style-name="T434"/></text:p>
      <text:p text:style-name="P37"><text:span text:style-name="T432">Most moves </text:span><text:span text:style-name="T435">flatly </text:span><text:span text:style-name="T432">describe something you can do, but they </text:span><text:span text:style-name="T433">don’t address why you’re doing it, what you hope to </text:span><text:span text:style-name="T441">ultimately </text:span><text:span text:style-name="T433">achieve. </text:span><text:span text:style-name="T432">A metaphor: you slam on the brakes </text:span><text:span text:style-name="T442">while</text:span><text:span text:style-name="T439"> </text:span><text:span text:style-name="T432">you're driving, but are you </text:span><text:span text:style-name="T440">trying</text:span><text:span text:style-name="T432"> to </text:span><text:span text:style-name="T424">avoid</text:span><text:span text:style-name="T432"> or to </text:span><text:span text:style-name="T424">cause</text:span><text:span text:style-name="T432"> a collision? </text:span><text:span text:style-name="T436">Another: you fence with the Du</text:span><text:span text:style-name="T437">chess,</text:span><text:span text:style-name="T436"> but are you trying to </text:span><text:span text:style-name="T425">kill</text:span><text:span text:style-name="T436"> or </text:span><text:span text:style-name="T438">to</text:span><text:span text:style-name="T436"> </text:span><text:span text:style-name="T425">teach</text:span><text:span text:style-name="T436"> h</text:span><text:span text:style-name="T437">er</text:span><text:span text:style-name="T436">?</text:span></text:p>
      <text:p text:style-name="P41"><text:span text:style-name="T5"/></text:p>
      <text:p text:style-name="P43"><text:span text:style-name="T5">Each story move follows </text:span><text:span text:style-name="T96">the same</text:span><text:span text:style-name="T5"> formula: </text:span><text:span text:style-name="T97">i</text:span><text:span text:style-name="T5">t states </text:span><text:span text:style-name="T121">what you want</text:span><text:span text:style-name="T5">, and it gives </text:span><text:span text:style-name="T94">a hint at</text:span><text:span text:style-name="T93"> </text:span><text:span text:style-name="T122">how you’re trying to get it</text:span><text:span text:style-name="T93">. </text:span><text:span text:style-name="T98">When figuring out </text:span><text:span text:style-name="T105">which </text:span><text:span text:style-name="T98">story move </text:span><text:span text:style-name="T99">you’re making</text:span><text:span text:style-name="T98">, t</text:span><text:span text:style-name="T95">he hint </text:span><text:span text:style-name="T123">about how</text:span><text:span text:style-name="T95"> is </text:span><text:span text:style-name="T479">less</text:span><text:span text:style-name="T95"> important than the part about </text:span><text:span text:style-name="T457">wh</text:span><text:span text:style-name="T458">y</text:span><text:span text:style-name="T480">.</text:span></text:p>
      <text:p text:style-name="P40"><text:span text:style-name="T23"/></text:p>
      <text:p text:style-name="P42"><text:span text:style-name="T480">There aren’t many </text:span><text:span text:style-name="T486">story moves</text:span><text:span text:style-name="T487">; </text:span><text:span text:style-name="T488">they’re</text:span><text:span text:style-name="T480"> </text:span><text:span text:style-name="T489">mostly in the</text:span><text:span text:style-name="T480"> Common playbook. I intend them to be </text:span><text:span text:style-name="T490">fairly universal</text:span><text:span text:style-name="T480">; </text:span><text:span text:style-name="T491">please </text:span><text:span text:style-name="T480">think metaphorically when applying them to weird situations.</text:span></text:p>
      <text:p text:style-name="P43"><text:span text:style-name="T95"/></text:p>
      <text:p text:style-name="P44"><text:span text:style-name="T460">Make</text:span><text:span text:style-name="T461"> </text:span><text:span text:style-name="T462">a </text:span><text:span text:style-name="T461">story move</text:span><text:span text:style-name="T2"> – </text:span><text:span text:style-name="T5">When you make a </text:span><text:span text:style-name="T145">story move</text:span><text:span text:style-name="T5">, describe how you’re trying to achieve your goal </text:span><text:span text:style-name="T106">in-game</text:span><text:span text:style-name="T5">. </text:span><text:span text:style-name="T100">Be specific. </text:span><text:span text:style-name="T129">Wait a sec before rolling; the GM might have something to say.</text:span></text:p>
      <text:p text:style-name="P44"><text:span text:style-name="T100"/></text:p>
      <text:p text:style-name="P45"><text:span text:style-name="T100">I</text:span><text:span text:style-name="T5">f you’re making a story move as part of another move, </text:span><text:span text:style-name="T120">that move might say</text:span><text:span text:style-name="T5"> what to roll with. Otherwise </text:span><text:span text:style-name="T110">check </text:span><text:span text:style-name="T5">if your description depends </text:span><text:span text:style-name="T456">logically and </text:span><text:span text:style-name="T459">primarily</text:span><text:span text:style-name="T5"> on </text:span><text:span text:style-name="T1">an</text:span><text:span text:style-name="T4">y</text:span><text:span text:style-name="T1"> ability</text:span><text:span text:style-name="T5"> you’ve got—</text:span><text:span text:style-name="T109">use common sense</text:span><text:span text:style-name="T5">. </text:span><text:span text:style-name="T101">If </text:span><text:span text:style-name="T110">you’ve got something</text:span><text:span text:style-name="T101">, roll with that </text:span><text:span text:style-name="T3">ability</text:span><text:span text:style-name="T101">. </text:span><text:span text:style-name="T107">Finally, if </text:span><text:span text:style-name="T108">you’ve got nothing that fits</text:span><text:span text:style-name="T101">, roll with </text:span><text:span text:style-name="T3">-1</text:span><text:span text:style-name="T101">.</text:span></text:p>
      <text:p text:style-name="P45"><text:span text:style-name="T101"/></text:p>
      <text:p text:style-name="P46"><text:span text:style-name="T114">The GM playbook has stuff</text:span><text:span text:style-name="T5"> about what exactly might happen for each story move, but </text:span><text:span text:style-name="T130">the results </text:span><text:span text:style-name="T115">all follow this formula. </text:span><text:span text:style-name="T131">Remember the icons are just shorthand.</text:span></text:p>
      <text:p text:style-name="P39"><text:span text:style-name="T23"/></text:p>
      <text:p text:style-name="P82"><text:span text:style-name="T251">⚅⚅ </text:span><text:span text:style-name="T255">Y</text:span><text:span text:style-name="T251">ou succeed </text:span><text:span text:style-name="T305">with </text:span><text:span text:style-name="T306">an</text:span><text:span text:style-name="T251"> </text:span><text:span text:style-name="T304">unexpected benefit</text:span><text:span text:style-name="T284">.</text:span></text:p>
      <text:p text:style-name="P86"><text:span text:style-name="T254">⚃⚅ </text:span><text:span text:style-name="T255">Y</text:span><text:span text:style-name="T254">ou succeed as </text:span><text:span text:style-name="T256">you’ve </text:span><text:span text:style-name="T254">described.</text:span></text:p>
      <text:p text:style-name="P85"><text:span text:style-name="T251">⚂⚃ </text:span><text:span text:style-name="T255">Y</text:span><text:span text:style-name="T251">ou succeed but there’s some trade-off, consequence, or complication.</text:span></text:p>
      <text:p text:style-name="P84"><text:span text:style-name="T351">⚀⚀ </text:span><text:span text:style-name="T352">S</text:span><text:span text:style-name="T351">omething didn’t go right. </text:span><text:span text:style-name="T352">It might not be your fault, but you didn’t achieve your goal.</text:span></text:p>
      <text:p text:style-name="P87"><text:span text:style-name="T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08:32:24.231522530</dc:date>
    <meta:editing-duration>P8DT21H39M28S</meta:editing-duration>
    <meta:editing-cycles>3139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4" meta:word-count="2079" meta:character-count="11432" meta:non-whitespace-character-count="9404"/>
  </office:meta>
</office:document-meta>
</file>